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9417" officeooo:paragraph-rsid="000c9417"/>
    </style:style>
    <style:style style:name="P2" style:family="paragraph" style:parent-style-name="Standard">
      <style:text-properties fo:font-size="13pt" style:text-underline-style="none" fo:font-weight="bold" officeooo:rsid="000c9417" officeooo:paragraph-rsid="000c9417" style:font-size-asian="13pt" style:font-weight-asian="bold" style:font-size-complex="13pt" style:font-weight-complex="bold"/>
    </style:style>
    <style:style style:name="T1" style:family="text">
      <style:text-properties officeooo:rsid="000f85c4"/>
    </style:style>
    <style:style style:name="T2" style:family="text">
      <style:text-properties officeooo:rsid="0010f3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‘ <text:a xlink:type="simple" xlink:href="https://www.youtube.com/watch?v=5rc7gkc2Chs&amp;list=PLTP3E5bPW796_icZanMqhdg7i0Cl7Y51F&amp;index=1" text:style-name="Internet_20_link" text:visited-style-name="Visited_20_Internet_20_Link">https://www.youtube.com/watch?v=5rc7gkc2Chs&amp;list=PLTP3E5bPW796_icZanMqhdg7i0Cl7Y51F&amp;index=1</text:a> ’</text:p>
      <text:p text:style-name="P1"/>
      <text:p text:style-name="P2">Node js :</text:p>
      <text:p text:style-name="P1"><text:tab/>It is an open source, cross platform js runtime environment. It runs on the V8 js engine, the core of chrome, outside of the browser. Node js app runs in a single process, without creating new thread for every request. It is event driven, non-blocking or async model to handle concurrent request with single thread.</text:p>
      <text:p text:style-name="P1"/>
      <text:p text:style-name="P1"><text:s/>npm i --save-dev nodemon<text:line-break/><text:tab/><text:span text:style-name="T1">this command is to install nodemon in the current project only. ‘-g’ instead of ‘—save-dev’ would install nodemon globally for all projects. ‘</text:span><text:span text:style-name="T2">nodemon’ is an useful package that watches or listens for all the changes in the project and runs it when we ‘npm start’.</text:span></text:p>
      <text:p text:style-name="P1"><text:tab/><text:span text:style-name="T2">To stop the node program, use ctrl + c on keybaord in terminal. But if you wanna do it programetically, gotta use a code module named ‘process’.</text:span></text:p>
      <text:p text:style-name="P1"><text:tab/><text:span text:style-name="T2">Example : process.exit(0) initial. If wanna close change the 0 to 1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8:47:10.455798044</meta:creation-date>
    <meta:generator>LibreOffice/24.2.6.2$Linux_X86_64 LibreOffice_project/420$Build-2</meta:generator>
    <dc:date>2024-12-12T23:36:47.960213536</dc:date>
    <meta:editing-duration>PT4H17M23S</meta:editing-duration>
    <meta:editing-cycles>3</meta:editing-cycles>
    <meta:document-statistic meta:table-count="0" meta:image-count="0" meta:object-count="0" meta:page-count="1" meta:paragraph-count="6" meta:word-count="151" meta:character-count="924" meta:non-whitespace-character-count="776"/>
  </office:meta>
</office:document-meta>
</file>